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694in" table:align="left" fo:background-color="#f0f1f1">
        <style:background-image/>
      </style:table-properties>
    </style:style>
    <style:style style:name="Table1.A" style:family="table-column">
      <style:table-column-properties style:column-width="1.7993in"/>
    </style:style>
    <style:style style:name="Table1.B" style:family="table-column">
      <style:table-column-properties style:column-width="2.1674in"/>
    </style:style>
    <style:style style:name="Table1.C" style:family="table-column">
      <style:table-column-properties style:column-width="2.5028in"/>
    </style:style>
    <style:style style:name="Table1.1" style:family="table-row">
      <style:table-row-properties fo:background-color="#deebf6">
        <style:background-image/>
      </style:table-row-properties>
    </style:style>
    <style:style style:name="Table1.A1" style:family="table-cell">
      <style:table-cell-properties style:vertical-align="middle" fo:background-color="#deebf6" fo:padding="0.0833in" fo:border="0.05pt solid #dddddd">
        <style:background-image/>
      </style:table-cell-properties>
    </style:style>
    <style:style style:name="Table1.2" style:family="table-row">
      <style:table-row-properties fo:background-color="#9cc3e5">
        <style:background-image/>
      </style:table-row-properties>
    </style:style>
    <style:style style:name="Table1.A2" style:family="table-cell">
      <style:table-cell-properties style:vertical-align="middle" fo:background-color="#9cc3e5" fo:padding="0.0833in" fo:border="0.05pt solid #dddddd">
        <style:background-image/>
      </style:table-cell-properties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3368in"/>
    </style:style>
    <style:style style:name="Table2.B" style:family="table-column">
      <style:table-column-properties style:column-width="1.3576in"/>
    </style:style>
    <style:style style:name="Table2.C" style:family="table-column">
      <style:table-column-properties style:column-width="1.7201in"/>
    </style:style>
    <style:style style:name="Table2.E" style:family="table-column">
      <style:table-column-properties style:column-width="1.1528in"/>
    </style:style>
    <style:style style:name="Table2.1" style:family="table-row">
      <style:table-row-properties style:min-row-height="0.0597in"/>
    </style:style>
    <style:style style:name="Table2.A1" style:family="table-cell">
      <style:table-cell-properties style:vertical-align="middle" fo:padding="0in" fo:border="none"/>
    </style:style>
    <style:style style:name="Table2.B2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2438in"/>
    </style:style>
    <style:style style:name="Table3.B" style:family="table-column">
      <style:table-column-properties style:column-width="1.0403in"/>
    </style:style>
    <style:style style:name="Table3.C" style:family="table-column">
      <style:table-column-properties style:column-width="1.2014in"/>
    </style:style>
    <style:style style:name="Table3.D" style:family="table-column">
      <style:table-column-properties style:column-width="1.1924in"/>
    </style:style>
    <style:style style:name="Table3.E" style:family="table-column">
      <style:table-column-properties style:column-width="1.1097in"/>
    </style:style>
    <style:style style:name="Table3.F" style:family="table-column">
      <style:table-column-properties style:column-width="1.1375in"/>
    </style:style>
    <style:style style:name="Table3.A1" style:family="table-cell">
      <style:table-cell-properties style:vertical-align="middle" fo:padding="0in" fo:border="none"/>
    </style:style>
    <style:style style:name="Table3.C1" style:family="table-cell">
      <style:table-cell-properties fo:padding="0in" fo:border="none"/>
    </style:style>
    <style:style style:name="Table3.A2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.C2" style:family="table-cell">
      <style:table-cell-properties fo:background-color="#eeeeee" fo:padding="0in" fo:border="none">
        <style:background-image/>
      </style:table-cell-properties>
    </style:style>
    <style:style style:name="Table3.C3" style:family="table-cell">
      <style:table-cell-properties fo:padding="0in" fo:border="none"/>
    </style:style>
    <style:style style:name="Table3.C4" style:family="table-cell">
      <style:table-cell-properties fo:background-color="#eeeeee" fo:padding="0in" fo:border="none">
        <style:background-image/>
      </style:table-cell-properties>
    </style:style>
    <style:style style:name="Table4" style:family="table">
      <style:table-properties style:width="6.7083in" table:align="left"/>
    </style:style>
    <style:style style:name="Table4.A" style:family="table-column">
      <style:table-column-properties style:column-width="2.6667in"/>
    </style:style>
    <style:style style:name="Table4.B" style:family="table-column">
      <style:table-column-properties style:column-width="2.0625in"/>
    </style:style>
    <style:style style:name="Table4.C" style:family="table-column">
      <style:table-column-properties style:column-width="1.9792in"/>
    </style:style>
    <style:style style:name="Table4.A1" style:family="table-cell">
      <style:table-cell-properties style:vertical-align="middle" fo:padding="0in" fo:border="none"/>
    </style:style>
    <style:style style:name="Table4.A2" style:family="table-cell">
      <style:table-cell-properties style:vertical-align="middle"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margin-left="0in" fo:margin-right="0in" fo:margin-top="0in" fo:margin-bottom="0in" loext:contextual-spacing="false" style:line-height-at-least="0.1874in" fo:text-align="center" style:justify-single-word="false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in" fo:border="none"/>
      <style:text-properties officeooo:paragraph-rsid="0006795c"/>
    </style:style>
    <style:style style:name="P7" style:family="paragraph" style:parent-style-name="Text_20_body">
      <style:text-properties officeooo:rsid="00040c0e" officeooo:paragraph-rsid="00040c0e"/>
    </style:style>
    <style:style style:name="P8" style:family="paragraph" style:parent-style-name="Text_20_body">
      <style:text-properties officeooo:paragraph-rsid="00040c0e"/>
    </style:style>
    <style:style style:name="P9" style:family="paragraph" style:parent-style-name="Text_20_body">
      <style:text-properties style:font-name="Liberation Serif" fo:font-size="6pt" style:font-size-asian="5.25pt" style:font-size-complex="6pt"/>
    </style:style>
    <style:style style:name="P10" style:family="paragraph" style:parent-style-name="Text_20_body">
      <style:text-properties style:font-name="Liberation Serif" fo:font-size="12pt" officeooo:rsid="0002c309" style:font-size-asian="12pt" style:font-size-complex="12pt"/>
    </style:style>
    <style:style style:name="P11" style:family="paragraph" style:parent-style-name="Text_20_body">
      <style:text-properties officeooo:paragraph-rsid="00077b77"/>
    </style:style>
    <style:style style:name="P12" style:family="paragraph" style:parent-style-name="Title">
      <style:text-properties style:font-name="Liberation Serif" fo:font-size="12pt" style:font-size-asian="12pt" style:font-size-complex="12pt"/>
    </style:style>
    <style:style style:name="P13" style:family="paragraph"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45910" style:font-size-asian="10.5pt" style:font-size-complex="10.5pt"/>
    </style:style>
    <style:style style:name="T3" style:family="text">
      <style:text-properties fo:color="#333333" fo:font-size="9pt" loext:padding="0in" loext:border="none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bold" style:font-size-asian="10.5pt" style:font-size-complex="10.5pt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2c309" style:font-size-asian="12pt" style:font-size-complex="12pt"/>
    </style:style>
    <style:style style:name="T9" style:family="text">
      <style:text-properties style:font-name="Liberation Serif" fo:font-size="12pt" fo:font-weight="bold" officeooo:rsid="0002c309" style:font-name-asian="Noto Sans CJK SC" style:font-size-asian="12pt" style:font-weight-asian="bold" style:font-name-complex="Lohit Devanagari" style:font-size-complex="12pt" style:font-weight-complex="bold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loext:padding="0in" loext:border="none"/>
    </style:style>
    <style:style style:name="T12" style:family="text">
      <style:text-properties officeooo:rsid="0006795c"/>
    </style:style>
    <style:style style:name="T13" style:family="text">
      <style:text-properties officeooo:rsid="0006795c" loext:padding="0in" loext:border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77b77"/>
    </style:style>
    <style:style style:name="T16" style:family="text">
      <style:text-properties officeooo:rsid="00090ca5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grama de ingles UTN</text:p>
      <text:p text:style-name="P9"/>
      <text:p text:style-name="Standard"><text:span text:style-name="Strong_20_Emphasis"><text:span text:style-name="T1">Oferta de matrícula del III bimestre 2022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Fechas importantes:</text:span></text:span></text:p>
      <text:p text:style-name="Standard"><text:span text:style-name="Strong_20_Emphasis"><text:span text:style-name="T4">Periodo de lecciones:</text:span></text:span><text:span text:style-name="Strong_20_Emphasis"><text:span text:style-name="T5"> </text:span></text:span><text:span text:style-name="T5">del 30 de mayo al 30 de julio del 2022.</text:span></text:p>
      <text:p text:style-name="Standard"><text:span text:style-name="Strong_20_Emphasis"><text:span text:style-name="T4">Matrícula de nuevo ingreso: </text:span></text:span><text:span text:style-name="T5">del 18 al 20 de mayo de 2022.</text:span></text:p>
      <text:p text:style-name="Standard"><text:span text:style-name="Strong_20_Emphasis"><text:span text:style-name="T4">Matrícula extraordinaria nuevo ingreso: </text:span></text:span><text:span text:style-name="T5">del 23 al 26 de mayo de 2022 (cupos disponibles).</text:span></text:p>
      <text:p text:style-name="Standard"><text:span text:style-name="Strong_20_Emphasis"><text:span text:style-name="T4">Matrícula estudiantes regulares y por examen de ubicación: </text:span></text:span><text:span text:style-name="T5">del 23 al 26 de mayo de 2022.</text:span></text:p>
      <text:p text:style-name="P2"/>
      <text:p text:style-name="P3">C<text:span text:style-name="T12">ontacto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Strong_20_Emphasis">Sede</text:span></text:p>
          </table:table-cell>
          <table:table-cell table:style-name="Table1.A1" office:value-type="string">
            <text:p text:style-name="Standard"><text:span text:style-name="Strong_20_Emphasis">Correo</text:span></text:p>
          </table:table-cell>
          <table:table-cell table:style-name="Table1.A1" office:value-type="string">
            <text:p text:style-name="Standard"><text:span text:style-name="Strong_20_Emphasis">Teléfono</text:span></text:p>
          </table:table-cell>
        </table:table-row>
        <table:table-row table:style-name="Table1.2">
          <table:table-cell table:style-name="Table1.A2" office:value-type="string">
            <text:p text:style-name="Standard">Sede Central (Alajuela)</text:p>
          </table:table-cell>
          <table:table-cell table:style-name="Table1.A2" office:value-type="string">
            <text:p text:style-name="Standard"><text:a xlink:type="simple" xlink:href="mailto:programaidiomas@utn.ac.cr" text:style-name="Internet_20_link" text:visited-style-name="Visited_20_Internet_20_Link">programaidiomas@utn.ac.cr</text:a></text:p>
          </table:table-cell>
          <table:table-cell table:style-name="Table1.A2" office:value-type="string">
            <text:p text:style-name="Standard">2435-5000 ext. 1191, 1192, 1193</text:p>
          </table:table-cell>
        </table:table-row>
      </table:table>
      <text:p text:style-name="Standard"/>
      <text:p text:style-name="Standard"/>
      <text:p text:style-name="Title"><text:span text:style-name="T7">B</text:span><text:span text:style-name="T9">achillerato</text:span><text:span text:style-name="T7"> </text:span><text:span text:style-name="T8">por</text:span><text:span text:style-name="T7"> </text:span><text:span text:style-name="T8">madurez</text:span></text:p>
      <text:p text:style-name="P10"/>
      <text:p text:style-name="P10"><draw:frame draw:style-name="fr1" draw:name="Frame1" text:anchor-type="paragraph" svg:width="6.92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E"/><table:table-row table:style-name="Table2.1"><table:table-cell table:style-name="Table2.A1" table:number-rows-spanned="2" office:value-type="string"><text:p text:style-name="Standard"><text:span text:style-name="Strong_20_Emphasis"><text:span text:style-name="T10"><text:s/>PROGRAMAS</text:span></text:span></text:p></table:table-cell><table:table-cell table:style-name="Table2.A1" table:number-columns-spanned="4" office:value-type="string"><text:p text:style-name="Standard"><text:span text:style-name="Strong_20_Emphasis"><text:span text:style-name="T10"/></text:span></text:p></table:table-cell><table:covered-table-cell/><table:covered-table-cell/><table:covered-table-cell/></table:table-row><table:table-row table:style-name="TableLine94261241580800"><table:covered-table-cell/><table:table-cell table:style-name="Table2.B2" office:value-type="string"><text:p text:style-name="Standard"><text:span text:style-name="Emphasis"><text:span text:style-name="T10">PUBLICACIONES DE LAS FECHAS DE INSCRIPCIÓN</text:span></text:span></text:p></table:table-cell><table:table-cell table:style-name="Table2.B2" office:value-type="string"><text:p text:style-name="Standard"><text:span text:style-name="Emphasis"><text:span text:style-name="T10"><text:s text:c="11"/>INSCRIPCIÓN</text:span></text:span></text:p></table:table-cell><table:table-cell table:style-name="Table2.B2" office:value-type="string"><text:p text:style-name="Standard"><text:span text:style-name="Emphasis"><text:span text:style-name="T10">PUBLICACIONES DE LAS SEDES PARA LAS PRUEBAS </text:span></text:span></text:p></table:table-cell><table:table-cell table:style-name="Table2.B2" office:value-type="string"><text:p text:style-name="Standard"><text:span text:style-name="Emphasis"><text:span text:style-name="T10"><text:s text:c="2"/>PERIODO DE <text:s text:c="10"/></text:span></text:span></text:p><text:p text:style-name="Standard"><text:span text:style-name="Emphasis"><text:span text:style-name="T10"><text:s text:c="4"/></text:span></text:span><text:span text:style-name="Strong_20_Emphasis"><text:span text:style-name="Emphasis"><text:span text:style-name="T10"><text:s text:c="2"/>PRUEBAS</text:span></text:span></text:span></text:p></table:table-cell></table:table-row><table:table-row table:style-name="TableLine94261241582368"><table:table-cell table:style-name="Table2.A1" office:value-type="string"><text:p text:style-name="Standard"><text:span text:style-name="Strong_20_Emphasis"><text:span text:style-name="T10">Bachillerato por Madurez Suficiente</text:span></text:span></text:p><text:p text:style-name="P1"/></table:table-cell><table:table-cell table:style-name="Table2.A1" office:value-type="string"><text:p text:style-name="P1"><text:s text:c="6"/>29 de mayo.</text:p><text:p text:style-name="P1"/></table:table-cell><table:table-cell table:style-name="Table2.A1" office:value-type="string"><text:p text:style-name="P1">Del 07 al 11 de junio.</text:p></table:table-cell><table:table-cell table:style-name="Table2.A1" office:value-type="string"><text:p text:style-name="P1">21 de agosto.</text:p></table:table-cell><table:table-cell table:style-name="Table2.A1" office:value-type="string"><text:p text:style-name="P1">29 de agosto, 04 y 05 de setiembre.</text:p></table:table-cell></table:table-row></table:table></draw:text-box></draw:frame></text:p>
      <text:p text:style-name="P7"><text:span text:style-name="T8">H</text:span><text:span text:style-name="T7">ORARIOS</text:span></text:p>
      <text:p text:style-name="P8"><draw:frame draw:style-name="fr1" draw:name="Frame2" text:anchor-type="paragraph" svg:width="6.9252in" draw:z-index="1"><draw:text-box fo:min-height="0.0161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 table:style-name="TableLine94261241585824"><table:table-cell table:style-name="Table3.A1" office:value-type="string"><text:p text:style-name="P5"><text:span text:style-name="Emphasis"><text:span text:style-name="T3">CONVOCATORIA</text:span></text:span></text:p></table:table-cell><table:table-cell table:style-name="Table3.A1" office:value-type="string"><text:p text:style-name="P5"><text:span text:style-name="Emphasis"><text:span text:style-name="T3">INSCRIPCIÓN</text:span></text:span></text:p></table:table-cell><table:table-cell table:style-name="Table3.C1" office:value-type="string"><text:p text:style-name="P5"><text:span text:style-name="Emphasis"><text:span text:style-name="T3">PUBLICACION DE SEDES</text:span></text:span></text:p></table:table-cell><table:table-cell table:style-name="Table3.A1" office:value-type="string"><text:p text:style-name="P5"><text:span text:style-name="Emphasis"><text:span text:style-name="T3">APLICACIÓN</text:span></text:span></text:p></table:table-cell><table:table-cell table:style-name="Table3.A1" office:value-type="string"><text:p text:style-name="P5"><text:span text:style-name="Emphasis"><text:span text:style-name="T3">ESTUDIOS SOCIALES</text:span></text:span></text:p></table:table-cell><table:table-cell table:style-name="Table3.A1" office:value-type="string"><text:p text:style-name="P5"><text:span text:style-name="Emphasis"><text:span text:style-name="T3">ESPAÑOL</text:span></text:span></text:p></table:table-cell></table:table-row><table:table-row table:style-name="TableLine94261241615312"><table:table-cell table:style-name="Table3.A2" office:value-type="string"><text:p text:style-name="Standard"><text:span text:style-name="Emphasis"><text:span text:style-name="T6">NÚMERO 1</text:span></text:span></text:p></table:table-cell><table:table-cell table:style-name="Table3.A2" office:value-type="string"><text:p text:style-name="P4">Del 01 al 26 de febrero</text:p></table:table-cell><table:table-cell table:style-name="Table3.C2" office:value-type="string"><text:p text:style-name="P4">Sábado 27 de marzo</text:p></table:table-cell><table:table-cell table:style-name="Table3.A2" office:value-type="string"><text:p text:style-name="P4">Sábado 10 de abril</text:p></table:table-cell><table:table-cell table:style-name="Table3.A2" office:value-type="string"><text:p text:style-name="P4">8:30 a.m. a 11:30 a.m.</text:p></table:table-cell><table:table-cell table:style-name="Table3.A2" office:value-type="string"><text:p text:style-name="P4">1:00 p.m. a 4:00 p.m.</text:p></table:table-cell></table:table-row><table:table-row table:style-name="TableLine94261241619408"><table:table-cell table:style-name="Table3.A1" office:value-type="string"><text:p text:style-name="Standard"><text:span text:style-name="Emphasis"><text:span text:style-name="T6">NÚMERO 2</text:span></text:span></text:p></table:table-cell><table:table-cell table:style-name="Table3.A1" office:value-type="string"><text:p text:style-name="P4">Del 03 al 31 de mayo</text:p></table:table-cell><table:table-cell table:style-name="Table3.C3" office:value-type="string"><text:p text:style-name="P4">Sábado 10 de julio</text:p></table:table-cell><table:table-cell table:style-name="Table3.A1" office:value-type="string"><text:p text:style-name="P4">Sábado 24 de julio</text:p></table:table-cell><table:table-cell table:style-name="Table3.A1" office:value-type="string"><text:p text:style-name="P4">8:30 a.m. a 11:30 a.m.</text:p></table:table-cell><table:table-cell table:style-name="Table3.A1" office:value-type="string"><text:p text:style-name="P4">1:00 p.m. a 4:00 p.m.</text:p></table:table-cell></table:table-row><table:table-row table:style-name="TableLine94261241621088"><table:table-cell table:style-name="Table3.A2" office:value-type="string"><text:p text:style-name="Standard"><text:span text:style-name="Emphasis"><text:span text:style-name="T6">NÚMERO 3</text:span></text:span></text:p></table:table-cell><table:table-cell table:style-name="Table3.A2" office:value-type="string"><text:p text:style-name="P4">Del 02 al 31 de agosto</text:p></table:table-cell><table:table-cell table:style-name="Table3.C4" office:value-type="string"><text:p text:style-name="P4">Sábado 02 de octubre</text:p></table:table-cell><table:table-cell table:style-name="Table3.A2" office:value-type="string"><text:p text:style-name="P4">Domingo 17 de octubre</text:p></table:table-cell><table:table-cell table:style-name="Table3.A2" office:value-type="string"><text:p text:style-name="P4">8:30 a.m. a 11:30 a.m.</text:p></table:table-cell><table:table-cell table:style-name="Table3.A2" office:value-type="string"><text:p text:style-name="P4">1:00 p.m. a 4:00 p.m.</text:p></table:table-cell></table:table-row></table:table></draw:text-box></draw:frame><text:span text:style-name="Strong_20_Emphasis"><text:span text:style-name="T11"/></text:span></text:p>
      <text:p text:style-name="Standard"><text:span text:style-name="Strong_20_Emphasis">PRECIO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261241623008">
          <table:table-cell table:style-name="Table4.A1" office:value-type="string">
            <text:p text:style-name="Standard"><text:span text:style-name="T1">P</text:span><text:span text:style-name="T2">rograma</text:span></text:p>
          </table:table-cell>
          <table:table-cell table:style-name="Table4.A1" office:value-type="string">
            <text:p text:style-name="Standard"><text:span text:style-name="T1">I</text:span><text:span text:style-name="T2">nscripcion de prueba</text:span></text:p>
          </table:table-cell>
          <table:table-cell table:style-name="Table4.A1" office:value-type="string">
            <text:p text:style-name="Standard"><text:span text:style-name="T1">D</text:span><text:span text:style-name="T2">erecho a titulo</text:span></text:p>
          </table:table-cell>
        </table:table-row>
        <table:table-row table:style-name="TableLine94261241629360">
          <table:table-cell table:style-name="Table4.A2" office:value-type="string">
            <text:p text:style-name="P2">Bachillerato por Madurez Suficiente</text:p>
          </table:table-cell>
          <table:table-cell table:style-name="Table4.A2" office:value-type="string">
            <text:p text:style-name="P2">¢6.500.00</text:p>
          </table:table-cell>
          <table:table-cell table:style-name="Table4.A2" office:value-type="string">
            <text:p text:style-name="P2">¢6.600.00</text:p>
          </table:table-cell>
        </table:table-row>
      </table:table>
      <text:p text:style-name="Standard"><text:span text:style-name="Strong_20_Emphasis"><text:span text:style-name="T1"/></text:span></text:p>
      <text:p text:style-name="P6"><text:span text:style-name="Strong_20_Emphasis"><text:span text:style-name="T13"/></text:span></text:p>
      <text:p text:style-name="Text_20_body"><text:line-break/></text:p>
      <text:p text:style-name="Text_20_body"/>
      <text:p text:style-name="Text_20_body"><text:soft-page-break/></text:p>
      <text:p text:style-name="Text_20_body"><text:tab/><text:tab/><text:tab/><text:tab/><text:tab/><text:span text:style-name="T14">Guia de Estudio</text:span></text:p>
      <text:p text:style-name="Text_20_body"/>
      <text:p text:style-name="P11"><draw:line text:anchor-type="paragraph" draw:z-index="6" draw:name="Shape5" draw:style-name="gr1" draw:text-style-name="P13" svg:x1="1.2378in" svg:y1="0.1118in" svg:x2="0.948in" svg:y2="0.7591in"><text:p/></draw:line><text:s text:c="29"/>&lt; Coned <text:s/>&lt; <text:span text:style-name="T15">Contacto 2234 3236 &gt; &lt; Extencion 4800 &gt; &lt; opcion 8 CONED &gt;</text:span></text:p>
      <text:p text:style-name="Text_20_body"/>
      <text:p text:style-name="Text_20_body"><draw:line text:anchor-type="paragraph" draw:z-index="4" draw:name="Shape3" draw:style-name="gr1" draw:text-style-name="P13" svg:x1="1.2756in" svg:y1="0.102in" svg:x2="0.8957in" svg:y2="0.0945in"><text:p/></draw:line><draw:line text:anchor-type="paragraph" draw:z-index="5" draw:name="Shape4" draw:style-name="gr1" draw:text-style-name="P13" svg:x1="1.2154in" svg:y1="0.7209in" svg:x2="0.9402in" svg:y2="0.0575in"><text:p/></draw:line>Bachillerato &lt; <text:s text:c="6"/>&lt; Colegio Nocturno <text:s/>&lt; campo hasta el 2023, 2 año<text:span text:style-name="T16">s</text:span> de estudio</text:p>
      <text:p text:style-name="Text_20_body"><draw:line text:anchor-type="paragraph" draw:z-index="2" draw:name="Shape1" draw:style-name="gr1" draw:text-style-name="P13" svg:x1="3.4772in" svg:y1="0.0984in" svg:x2="3.2319in" svg:y2="0.4555in"><text:p/></draw:line><text:s text:c="83"/>&lt; Costos &lt; 6.600 con Derecho a Titulo por Materia</text:p>
      <text:p text:style-name="Text_20_body"><draw:line text:anchor-type="paragraph" draw:z-index="3" draw:name="Shape2" draw:style-name="gr1" draw:text-style-name="P13" svg:x1="3.2319in" svg:y1="0.0717in" svg:x2="3.4772in" svg:y2="0.4201in"><text:p/></draw:line><text:s text:c="29"/>&lt; Bachilletaro por Madurez <text:s/>&lt; <text:s text:c="7"/>&lt;Inscripciones &lt; del 07 al 11 de Junio </text:p>
      <text:p text:style-name="Text_20_body"><text:s text:c="83"/>&lt; Pruebas &lt; 29 de agosto, 04 y 05 de septiembre</text:p>
      <text:p text:style-name="Text_20_body"/>
      <text:p text:style-name="Text_20_body"/>
      <text:p text:style-name="Text_20_body"/>
      <text:p text:style-name="Text_20_body">Curso de Ingles &lt; UTN</text:p>
      <text:p text:style-name="Text_20_body"/>
      <text:p text:style-name="Text_20_body"><draw:line text:anchor-type="paragraph" draw:z-index="7" draw:name="Shape6" draw:style-name="gr1" draw:text-style-name="P13" svg:x1="0.7685in" svg:y1="0.0957in" svg:x2="0.6874in" svg:y2="0.4303in"><text:p/></draw:line><text:s text:c="18"/>&lt; 1) Carro</text:p>
      <text:p text:style-name="Text_20_body"><draw:line text:anchor-type="paragraph" draw:z-index="8" draw:name="Shape7" draw:style-name="gr1" draw:text-style-name="P13" svg:x1="0.7685in" svg:y1="0.4035in" svg:x2="0.6874in" svg:y2="0.061in"><text:p/></draw:line>Licencia &lt; </text:p>
      <text:p text:style-name="Text_20_body"><text:s text:c="18"/>&lt; 2) Moto</text:p>
      <text:p text:style-name="Text_20_body"/>
      <text:p text:style-name="Text_20_body"><draw:line text:anchor-type="paragraph" draw:z-index="9" draw:name="Shape8" draw:style-name="gr1" draw:text-style-name="P13" svg:x1="1.7291in" svg:y1="0.1047in" svg:x2="1.4311in" svg:y2="0.7673in"><text:p/></draw:line><text:s text:c="41"/>&lt; Cursos de Udemy &lt; Python &lt; React &lt; Golang &lt; Angular </text:p>
      <text:p text:style-name="Text_20_body"/>
      <text:p text:style-name="Text_20_body"><draw:line text:anchor-type="paragraph" draw:z-index="10" draw:name="Shape9" draw:style-name="gr1" draw:text-style-name="P13" svg:x1="1.7213in" svg:y1="0.7134in" svg:x2="1.4311in" svg:y2="0.0654in"><text:p/></draw:line>Estudio Profesional &lt; <text:s text:c="7"/>&lt; Portafolio de Programacion</text:p>
      <text:p text:style-name="Text_20_body"><text:s text:c="35"/></text:p>
      <text:p text:style-name="Text_20_body"><text:s text:c="41"/>&lt; Diplomado o algun grado en programacion &lt; Universitario</text:p>
      <text:p text:style-name="Text_20_body">Duolingo &lt; un circulo por di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9:08:11.203369069</meta:creation-date>
    <dc:date>2022-04-20T10:10:25.551944610</dc:date>
    <meta:editing-duration>PT9M7S</meta:editing-duration>
    <meta:editing-cycles>3</meta:editing-cycles>
    <meta:generator>LibreOffice/6.4.7.2$Linux_X86_64 LibreOffice_project/40$Build-2</meta:generator>
    <meta:document-statistic meta:table-count="4" meta:image-count="0" meta:object-count="0" meta:page-count="3" meta:paragraph-count="74" meta:word-count="342" meta:character-count="2273" meta:non-whitespace-character-count="1556"/>
  </office:meta>
</office:document-meta>
</file>